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417a53" officeooo:paragraph-rsid="00417a53"/>
    </style:style>
    <style:style style:name="P2" style:family="paragraph" style:parent-style-name="Title">
      <style:text-properties officeooo:paragraph-rsid="0022c22f"/>
    </style:style>
    <style:style style:name="P3" style:family="paragraph" style:parent-style-name="Standard">
      <style:text-properties officeooo:rsid="001d27fb" officeooo:paragraph-rsid="00233168"/>
    </style:style>
    <style:style style:name="P4" style:family="paragraph" style:parent-style-name="Standard">
      <style:text-properties officeooo:rsid="001d27fb" officeooo:paragraph-rsid="004be1cc"/>
    </style:style>
    <style:style style:name="P5" style:family="paragraph" style:parent-style-name="Standard">
      <style:text-properties officeooo:rsid="0024a620" officeooo:paragraph-rsid="002a00b8"/>
    </style:style>
    <style:style style:name="P6" style:family="paragraph" style:parent-style-name="Standard">
      <style:text-properties officeooo:rsid="0024a620" officeooo:paragraph-rsid="004e5920"/>
    </style:style>
    <style:style style:name="P7" style:family="paragraph" style:parent-style-name="Standard">
      <style:text-properties officeooo:rsid="0024a620" officeooo:paragraph-rsid="00557663"/>
    </style:style>
    <style:style style:name="P8" style:family="paragraph" style:parent-style-name="Standard">
      <style:text-properties officeooo:rsid="00453893" officeooo:paragraph-rsid="00453893"/>
    </style:style>
    <style:style style:name="P9" style:family="paragraph" style:parent-style-name="Standard">
      <style:text-properties officeooo:rsid="002043f2" officeooo:paragraph-rsid="00453893"/>
    </style:style>
    <style:style style:name="P10" style:family="paragraph" style:parent-style-name="Standard">
      <style:text-properties officeooo:rsid="002043f2" officeooo:paragraph-rsid="0046ad61"/>
    </style:style>
    <style:style style:name="P11" style:family="paragraph" style:parent-style-name="Standard">
      <style:text-properties officeooo:rsid="002043f2" officeooo:paragraph-rsid="0050a6f5"/>
    </style:style>
    <style:style style:name="P12" style:family="paragraph" style:parent-style-name="Standard">
      <style:text-properties officeooo:rsid="002043f2" officeooo:paragraph-rsid="0051a733"/>
    </style:style>
    <style:style style:name="P13" style:family="paragraph" style:parent-style-name="Standard">
      <style:text-properties officeooo:rsid="002043f2" officeooo:paragraph-rsid="005707dc"/>
    </style:style>
    <style:style style:name="P14" style:family="paragraph" style:parent-style-name="Standard">
      <style:text-properties officeooo:rsid="002043f2" officeooo:paragraph-rsid="0057c6f8"/>
    </style:style>
    <style:style style:name="P15" style:family="paragraph" style:parent-style-name="Standard">
      <style:text-properties officeooo:rsid="004ca40a" officeooo:paragraph-rsid="004e5920"/>
    </style:style>
    <style:style style:name="P16" style:family="paragraph" style:parent-style-name="Standard">
      <style:text-properties officeooo:rsid="004ca40a" officeooo:paragraph-rsid="00557663"/>
    </style:style>
    <style:style style:name="P17" style:family="paragraph" style:parent-style-name="Standard">
      <style:text-properties officeooo:rsid="002043f2" officeooo:paragraph-rsid="00592a61"/>
    </style:style>
    <style:style style:name="P18" style:family="paragraph" style:parent-style-name="Standard">
      <style:text-properties officeooo:rsid="0024a620" officeooo:paragraph-rsid="00592a61"/>
    </style:style>
    <style:style style:name="T1" style:family="text">
      <style:text-properties officeooo:rsid="001a6e19"/>
    </style:style>
    <style:style style:name="T2" style:family="text">
      <style:text-properties officeooo:rsid="001bc5f5"/>
    </style:style>
    <style:style style:name="T3" style:family="text">
      <style:text-properties officeooo:rsid="001d7e56"/>
    </style:style>
    <style:style style:name="T4" style:family="text">
      <style:text-properties officeooo:rsid="001f6ce9"/>
    </style:style>
    <style:style style:name="T5" style:family="text">
      <style:text-properties officeooo:rsid="00205f95"/>
    </style:style>
    <style:style style:name="T6" style:family="text">
      <style:text-properties officeooo:rsid="00210855"/>
    </style:style>
    <style:style style:name="T7" style:family="text">
      <style:text-properties officeooo:rsid="00233168"/>
    </style:style>
    <style:style style:name="T8" style:family="text">
      <style:text-properties officeooo:rsid="0024a620"/>
    </style:style>
    <style:style style:name="T9" style:family="text">
      <style:text-properties officeooo:rsid="0025ad8c"/>
    </style:style>
    <style:style style:name="T10" style:family="text">
      <style:text-properties officeooo:rsid="002639d6"/>
    </style:style>
    <style:style style:name="T11" style:family="text">
      <style:text-properties officeooo:rsid="002a00b8"/>
    </style:style>
    <style:style style:name="T12" style:family="text">
      <style:text-properties officeooo:rsid="002be254"/>
    </style:style>
    <style:style style:name="T13" style:family="text">
      <style:text-properties officeooo:rsid="002d3abc"/>
    </style:style>
    <style:style style:name="T14" style:family="text">
      <style:text-properties officeooo:rsid="002f1f9b"/>
    </style:style>
    <style:style style:name="T15" style:family="text">
      <style:text-properties officeooo:rsid="0030ab20"/>
    </style:style>
    <style:style style:name="T16" style:family="text">
      <style:text-properties officeooo:rsid="003135db"/>
    </style:style>
    <style:style style:name="T17" style:family="text">
      <style:text-properties officeooo:rsid="00328faf"/>
    </style:style>
    <style:style style:name="T18" style:family="text">
      <style:text-properties officeooo:rsid="0035c638"/>
    </style:style>
    <style:style style:name="T19" style:family="text">
      <style:text-properties officeooo:rsid="003786cf"/>
    </style:style>
    <style:style style:name="T20" style:family="text">
      <style:text-properties officeooo:rsid="003dcca1"/>
    </style:style>
    <style:style style:name="T21" style:family="text">
      <style:text-properties officeooo:rsid="003ec196"/>
    </style:style>
    <style:style style:name="T22" style:family="text">
      <style:text-properties officeooo:rsid="00417a53"/>
    </style:style>
    <style:style style:name="T23" style:family="text">
      <style:text-properties officeooo:rsid="0042887b"/>
    </style:style>
    <style:style style:name="T24" style:family="text">
      <style:text-properties officeooo:rsid="0042bcc7"/>
    </style:style>
    <style:style style:name="T25" style:family="text">
      <style:text-properties officeooo:rsid="0044a472"/>
    </style:style>
    <style:style style:name="T26" style:family="text">
      <style:text-properties officeooo:rsid="00453893"/>
    </style:style>
    <style:style style:name="T27" style:family="text">
      <style:text-properties officeooo:rsid="0046ad61"/>
    </style:style>
    <style:style style:name="T28" style:family="text">
      <style:text-properties officeooo:rsid="004a3eda"/>
    </style:style>
    <style:style style:name="T29" style:family="text">
      <style:text-properties officeooo:rsid="004be1cc"/>
    </style:style>
    <style:style style:name="T30" style:family="text">
      <style:text-properties officeooo:rsid="004ca40a"/>
    </style:style>
    <style:style style:name="T31" style:family="text">
      <style:text-properties officeooo:rsid="004e5920"/>
    </style:style>
    <style:style style:name="T32" style:family="text">
      <style:text-properties officeooo:rsid="004ec0f3"/>
    </style:style>
    <style:style style:name="T33" style:family="text">
      <style:text-properties officeooo:rsid="004f1154"/>
    </style:style>
    <style:style style:name="T34" style:family="text">
      <style:text-properties officeooo:rsid="0050a6f5"/>
    </style:style>
    <style:style style:name="T35" style:family="text">
      <style:text-properties officeooo:rsid="0051a733"/>
    </style:style>
    <style:style style:name="T36" style:family="text">
      <style:text-properties officeooo:rsid="00530b8a"/>
    </style:style>
    <style:style style:name="T37" style:family="text">
      <style:text-properties officeooo:rsid="005508f6"/>
    </style:style>
    <style:style style:name="T38" style:family="text">
      <style:text-properties officeooo:rsid="00557663"/>
    </style:style>
    <style:style style:name="T39" style:family="text">
      <style:text-properties officeooo:rsid="0055cc19"/>
    </style:style>
    <style:style style:name="T40" style:family="text">
      <style:text-properties officeooo:rsid="005707dc"/>
    </style:style>
    <style:style style:name="T41" style:family="text">
      <style:text-properties officeooo:rsid="0057c6f8"/>
    </style:style>
    <style:style style:name="T42" style:family="text">
      <style:text-properties officeooo:rsid="00592a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C</text:span>odding <text:span text:style-name="T22">chars</text:span><text:span text:style-name="T3"> </text:span><text:span text:style-name="T2">by numbers </text:span><text:span text:style-name="T23">concept</text:span><text:span text:style-name="T1"> </text:span>AG85<text:span text:style-name="T2">C</text:span><text:span text:style-name="T22">C</text:span>N<text:span text:style-name="T23">C</text:span>1</text:p>
      <text:p text:style-name="Subtitle">by Arthur Golubev</text:p>
      <text:p text:style-name="Subtitle">20<text:span text:style-name="T2">2</text:span><text:span text:style-name="T20">5</text:span>-<text:span text:style-name="T20">0</text:span><text:span text:style-name="T22">8</text:span>-<text:span text:style-name="T22">1</text:span><text:span text:style-name="T34">4</text:span></text:p>
      <text:p text:style-name="P3"><text:span text:style-name="T25">In</text:span> codding <text:span text:style-name="T25">chars</text:span> by numbers concept ag85c<text:span text:style-name="T24">c</text:span>nc1:</text:p>
      <text:p text:style-name="P8">1. Information space <text:span text:style-name="T33">is</text:span><text:span text:style-name="T4"> distributed over </text:span><text:span text:style-name="T17">the following</text:span><text:span text:style-name="T19">:</text:span></text:p>
      <text:p text:style-name="P8"><text:tab/>1.1. <text:span text:style-name="T34">c</text:span>hars <text:span text:style-name="T27">which can be with following functions</text:span>:</text:p>
      <text:p text:style-name="P10"><text:span text:style-name="T5"><text:tab/><text:tab/></text:span><text:span text:style-name="T26">1.1.1</text:span>. <text:span text:style-name="T20">alphabet</text:span><text:span text:style-name="T34">s</text:span><text:span text:style-name="T20"> item</text:span><text:span text:style-name="T27">s</text:span><text:span text:style-name="T20"> </text:span><text:span text:style-name="T27">so that</text:span> <text:span text:style-name="T21">if </text:span><text:span text:style-name="T27">both </text:span><text:span text:style-name="T21">numbers of numbers space </text:span><text:span text:style-name="T27">and alphabet items has</text:span><text:span text:style-name="T21"> order</text:span><text:span text:style-name="T27">s</text:span><text:span text:style-name="T21">, items of an alphabet </text:span><text:span text:style-name="T27">corresponds </text:span><text:span text:style-name="T21">numbers of numbers space </text:span><text:span text:style-name="T27">so that both orders are kept</text:span>;</text:p>
      <text:p text:style-name="P9"><text:tab/><text:tab/><text:span text:style-name="T26">1.1</text:span><text:span text:style-name="T11">.</text:span><text:span text:style-name="T26">2.</text:span><text:span text:style-name="T11"> </text:span><text:span text:style-name="T34">optional - </text:span><text:span text:style-name="T11">alphabet</text:span><text:span text:style-name="T34">s</text:span> <text:span text:style-name="T34">switchers/</text:span><text:span text:style-name="T27">identifiers</text:span><text:span text:style-name="T11">;</text:span></text:p>
      <text:p text:style-name="P14"><text:span text:style-name="T28"><text:tab/><text:tab/>1</text:span><text:span text:style-name="T26">.</text:span><text:span text:style-name="T28">1</text:span><text:span text:style-name="T8">.</text:span><text:span text:style-name="T40">3</text:span><text:span text:style-name="T28">. </text:span><text:span text:style-name="T35">is required if </text:span><text:span text:style-name="T41">at least one</text:span><text:span text:style-name="T35"> </text:span><text:span text:style-name="T41">group </text:span><text:span text:style-name="T35">of lists </text:span><text:span text:style-name="T41">chars</text:span><text:span text:style-name="T35"> and tables </text:span><text:span text:style-name="T41">chars </text:span><text:span text:style-name="T35">are supported – format delimiter;</text:span></text:p>
      <text:p text:style-name="P11"><text:span text:style-name="T28"><text:tab/><text:tab/>1</text:span><text:span text:style-name="T26">.</text:span><text:span text:style-name="T28">1</text:span><text:span text:style-name="T8">.</text:span><text:span text:style-name="T40">4</text:span><text:span text:style-name="T28">. </text:span><text:span text:style-name="T33">optional, </text:span><text:span text:style-name="T35">require </text:span><text:span text:style-name="T40">also</text:span><text:span text:style-name="T35"> format delimiter</text:span><text:span text:style-name="T33"> </text:span><text:span text:style-name="T40">exists </text:span><text:span text:style-name="T33">– </text:span><text:span text:style-name="T34">lists </text:span><text:span text:style-name="T37">format</text:span><text:span text:style-name="T34"> chars:</text:span></text:p>
      <text:p text:style-name="P11"><text:tab/><text:tab/><text:tab/><text:span text:style-name="T34">1.1.</text:span><text:span text:style-name="T40">4</text:span><text:span text:style-name="T34">.1. </text:span><text:span text:style-name="T35">start</text:span><text:span text:style-name="T34"> </text:span><text:span text:style-name="T35">first or </text:span><text:span text:style-name="T34">next list level sign;</text:span></text:p>
      <text:p text:style-name="P12"><text:tab/><text:tab/><text:tab/><text:span text:style-name="T34">1.1.</text:span><text:span text:style-name="T40">4</text:span><text:span text:style-name="T34">.</text:span><text:span text:style-name="T35">2</text:span><text:span text:style-name="T34">. </text:span><text:span text:style-name="T35">end</text:span><text:span text:style-name="T34"> </text:span><text:span text:style-name="T35">current </text:span><text:span text:style-name="T34">list level sign;</text:span></text:p>
      <text:p text:style-name="P13"><text:span text:style-name="T28"><text:tab/><text:tab/>1</text:span><text:span text:style-name="T26">.</text:span><text:span text:style-name="T28">1</text:span><text:span text:style-name="T8">.</text:span><text:span text:style-name="T40">5</text:span><text:span text:style-name="T28">. </text:span><text:span text:style-name="T33">optional, </text:span><text:span text:style-name="T35">require </text:span><text:span text:style-name="T40">also </text:span><text:span text:style-name="T35">format delimiter</text:span><text:span text:style-name="T33"> </text:span><text:span text:style-name="T40">exists </text:span><text:span text:style-name="T33">– </text:span><text:span text:style-name="T37">table</text:span><text:span text:style-name="T34">s </text:span><text:span text:style-name="T37">format</text:span><text:span text:style-name="T34"> chars:</text:span></text:p>
      <text:p text:style-name="P17"><text:tab/><text:tab/><text:tab/><text:span text:style-name="T34">1.1.</text:span><text:span text:style-name="T40">5</text:span><text:span text:style-name="T34">.1. </text:span><text:span text:style-name="T35">start</text:span><text:span text:style-name="T34"> </text:span><text:span text:style-name="T35">first or </text:span><text:span text:style-name="T34">next</text:span><text:span text:style-name="T35"> table</text:span><text:span text:style-name="T34"> </text:span><text:span text:style-name="T35">dimension</text:span><text:span text:style-name="T34"> sign;</text:span></text:p>
      <text:p text:style-name="P12"><text:span text:style-name="T34"><text:tab/><text:tab/><text:tab/>1.1.</text:span><text:span text:style-name="T40">5</text:span><text:span text:style-name="T34">.</text:span><text:span text:style-name="T35">2</text:span><text:span text:style-name="T34">. </text:span><text:span text:style-name="T35">end</text:span><text:span text:style-name="T34"> </text:span><text:span text:style-name="T38">of</text:span><text:span text:style-name="T35"> table</text:span><text:span text:style-name="T34"> sign;</text:span></text:p>
      <text:p text:style-name="P13"><text:tab/><text:tab/><text:span text:style-name="T28">1</text:span><text:span text:style-name="T26">.</text:span><text:span text:style-name="T28">1.</text:span><text:span text:style-name="T40">6</text:span><text:span text:style-name="T8">. </text:span><text:span text:style-name="T9">for </text:span><text:span text:style-name="T26">system </text:span><text:span text:style-name="T40">and</text:span><text:span text:style-name="T26"> program/application/task</text:span><text:span text:style-name="T9"> </text:span><text:span text:style-name="T40">language</text:span><text:span text:style-name="T36"> </text:span><text:span text:style-name="T27">purposes;</text:span></text:p>
      <text:p text:style-name="P13"><text:tab/><text:tab/><text:span text:style-name="T28">1</text:span><text:span text:style-name="T26">.</text:span><text:span text:style-name="T28">1.</text:span><text:span text:style-name="T36">7</text:span><text:span text:style-name="T8">. </text:span><text:span text:style-name="T40">for</text:span><text:span text:style-name="T26"> system </text:span><text:span text:style-name="T40">and</text:span><text:span text:style-name="T26"> program/application/task</text:span><text:span text:style-name="T36"> document</text:span><text:span text:style-name="T26"> </text:span><text:span text:style-name="T36">design</text:span><text:span text:style-name="T9">;</text:span></text:p>
      <text:p text:style-name="P8"><text:tab/>1.2. <text:span text:style-name="T33">optional - </text:span><text:span text:style-name="T34">e</text:span>ither system o<text:span text:style-name="T30">r</text:span> program/application/task defined data verification;</text:p>
      <text:p text:style-name="P8"><text:tab/>1.3. <text:span text:style-name="T33">optional - </text:span><text:span text:style-name="T34">e</text:span>ither system o<text:span text:style-name="T30">r</text:span> program/application/task defined<text:span text:style-name="T14"> </text:span><text:span text:style-name="T10">grammar link</text:span><text:span text:style-name="T15">ing.</text:span></text:p>
      <text:p text:style-name="P4"><text:span text:style-name="T17">2</text:span><text:span text:style-name="T7">. </text:span><text:span text:style-name="T16">Sequences of </text:span><text:span text:style-name="T29">chars</text:span><text:span text:style-name="T11"> can be separated </text:span><text:span text:style-name="T12">in</text:span><text:span text:style-name="T11">to </text:span><text:span text:style-name="T7">flows </text:span><text:span text:style-name="T18">in </text:span><text:span text:style-name="T29">e</text:span><text:span text:style-name="T26">ither system o</text:span><text:span text:style-name="T30">r</text:span><text:span text:style-name="T26"> program/application/task</text:span><text:span text:style-name="T18"> defined way;</text:span></text:p>
      <text:p text:style-name="P15">3. <text:span text:style-name="T31">Lists of message parts are as follows:</text:span></text:p>
      <text:p text:style-name="P16"><text:span text:style-name="T31"><text:tab/>3.1. </text:span><text:span text:style-name="T38">each list level (including first level) starts with </text:span><text:span text:style-name="T35">start</text:span><text:span text:style-name="T34"> </text:span><text:span text:style-name="T35">first or </text:span><text:span text:style-name="T34">next list level sign </text:span><text:span text:style-name="T38">and ends with end current list level sign</text:span><text:span text:style-name="T28">;</text:span></text:p>
      <text:p text:style-name="P16"><text:span text:style-name="T31"><text:tab/>3.</text:span><text:span text:style-name="T38">2</text:span><text:span text:style-name="T31">. </text:span><text:span text:style-name="T38">items (message parts) of any </text:span><text:span text:style-name="T31">list </text:span><text:span text:style-name="T38">level are separated by format delimiter and it is optional whether first item of the list level is preceded by format delimiter</text:span><text:span text:style-name="T28">;</text:span></text:p>
      <text:p text:style-name="P6"><text:span text:style-name="T30">4</text:span>. <text:span text:style-name="T14">T</text:span><text:span text:style-name="T13">ables</text:span><text:span text:style-name="T30"> of</text:span> <text:span text:style-name="T9">message </text:span><text:span text:style-name="T30">parts </text:span><text:span text:style-name="T31">are as follows:</text:span></text:p>
      <text:p text:style-name="P18"><text:span text:style-name="T31"><text:tab/>4.1.</text:span><text:span text:style-name="T13"> </text:span><text:span text:style-name="T38">a </text:span><text:span text:style-name="T31">t</text:span><text:span text:style-name="T13">able </text:span><text:span text:style-name="T38">starts with </text:span><text:span text:style-name="T35">start</text:span><text:span text:style-name="T34"> </text:span><text:span text:style-name="T35">first or </text:span><text:span text:style-name="T34">next</text:span><text:span text:style-name="T35"> table</text:span><text:span text:style-name="T34"> </text:span><text:span text:style-name="T35">dimension</text:span><text:span text:style-name="T34"> sign </text:span><text:span text:style-name="T38">and ends with end of table sign</text:span><text:span text:style-name="T28">;</text:span></text:p>
      <text:p text:style-name="P18"><text:span text:style-name="T31"><text:tab/>4.2. <text:s/></text:span><text:span text:style-name="T38">every next </text:span><text:span text:style-name="T42">table </text:span><text:span text:style-name="T38">dimension starts with </text:span><text:span text:style-name="T35">start</text:span><text:span text:style-name="T34"> </text:span><text:span text:style-name="T35">first or </text:span><text:span text:style-name="T34">next</text:span><text:span text:style-name="T35"> table</text:span><text:span text:style-name="T34"> </text:span><text:span text:style-name="T35">dimension</text:span><text:span text:style-name="T34"> sign;</text:span></text:p>
      <text:p text:style-name="P7"><text:span text:style-name="T31"><text:tab/>4.2. <text:s/></text:span><text:span text:style-name="T42">table </text:span><text:span text:style-name="T39">cell contents (message parts) are separated by format delimiter and </text:span><text:span text:style-name="T31">it is optional whether </text:span><text:span text:style-name="T32">first </text:span><text:span text:style-name="T42">table </text:span><text:span text:style-name="T39">cell content</text:span><text:span text:style-name="T32"> is preceded by </text:span><text:span text:style-name="T39">format delimiter</text:span><text:span text:style-name="T14">.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417a53" officeooo:paragraph-rsid="00417a5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ge <text:page-number text:select-page="current">1</text:page-number><text:s/>of <text:page-count>1</text:page-count>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16:56:00.976846117</meta:creation-date>
    <dc:date>2025-08-14T14:31:22.304117893</dc:date>
    <meta:editing-duration>PT12H52M20S</meta:editing-duration>
    <meta:editing-cycles>56</meta:editing-cycles>
    <meta:generator>LibreOffice/24.2.7.2$Linux_X86_64 LibreOffice_project/420$Build-2</meta:generator>
    <meta:print-date>2025-01-08T09:52:45.966489432</meta:print-date>
    <meta:document-statistic meta:table-count="0" meta:image-count="0" meta:object-count="0" meta:page-count="1" meta:paragraph-count="28" meta:word-count="315" meta:character-count="2043" meta:non-whitespace-character-count="1717"/>
  </office:meta>
</office:document-meta>
</file>